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076cm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svg:stroke-width="0.05cm" draw:marker-start-width="0.38cm" draw:marker-end="Line_20_Arrow" draw:marker-end-width="0.2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="Arrowheads_20_1" draw:marker-start-width="0.38cm" draw:marker-end-width="0.28cm" draw:textarea-horizontal-align="center" draw:textarea-vertical-align="bottom" fo:padding-top="0.15cm" fo:padding-bottom="0.15cm" fo:padding-left="0.275cm" fo:padding-right="0.275cm"/>
    </style:style>
    <style:style style:name="gr5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5" style:family="paragraph">
      <style:paragraph-properties fo:margin-left="0cm" fo:margin-right="0cm" fo:margin-top="0.2cm" fo:margin-bottom="0.2cm" fo:line-height="100%" fo:text-align="start" fo:text-indent="0cm"/>
    </style:style>
    <style:style style:name="P6" style:family="paragraph"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text-align="start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9cm" svg:y1="19.616cm" svg:x2="15.9cm" svg:y2="21.116cm">
          <text:p/>
        </draw:line>
        <draw:connector draw:style-name="gr2" draw:text-style-name="P1" draw:layer="layout" draw:type="line" svg:x1="18.534cm" svg:y1="18.976cm" svg:x2="17.1cm" svg:y2="17.816cm" draw:start-shape="id1" draw:start-glue-point="3" draw:end-shape="id2" draw:end-glue-point="1" svg:d="m18534 18976-1434-1160">
          <text:p/>
        </draw:connector>
        <draw:connector draw:style-name="gr2" draw:text-style-name="P1" draw:layer="layout" draw:type="line" svg:x1="18.534cm" svg:y1="18.976cm" svg:x2="17.1cm" svg:y2="18.976cm" draw:start-shape="id1" draw:start-glue-point="3" draw:end-shape="id3" draw:end-glue-point="1" svg:d="m18534 18976h-1434">
          <text:p/>
        </draw:connector>
        <draw:connector draw:style-name="gr2" draw:text-style-name="P1" draw:layer="layout" draw:type="line" svg:x1="18.534cm" svg:y1="18.976cm" svg:x2="17.1cm" svg:y2="21.416cm" draw:start-shape="id1" draw:start-glue-point="3" draw:end-shape="id4" draw:end-glue-point="1" svg:d="m18534 18976-1434 2440">
          <text:p/>
        </draw:connector>
        <draw:custom-shape draw:style-name="gr3" draw:text-style-name="P1" draw:id="id2" draw:layer="layout" svg:width="2.4cm" svg:height="1cm" svg:x="14.7cm" svg:y="17.316cm">
          <text:p text:style-name="P1"><text:span text:style-name="T1">Config.</text:span></text:p>
          <text:p text:style-name="P1"><text:span text:style-name="T1">Feature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3" draw:layer="layout" svg:width="2.4cm" svg:height="1cm" svg:x="14.7cm" svg:y="18.476cm">
          <text:p text:style-name="P1"><text:span text:style-name="T1">Config.</text:span></text:p>
          <text:p text:style-name="P1"><text:span text:style-name="T1">Feature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4" draw:layer="layout" svg:width="2.4cm" svg:height="1cm" svg:x="14.7cm" svg:y="20.916cm">
          <text:p text:style-name="P1"><text:span text:style-name="T1">Config.</text:span></text:p>
          <text:p text:style-name="P1"><text:span text:style-name="T1">Feature 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8cm" svg:y1="15.786cm" svg:x2="20.032cm" svg:y2="18.1cm" draw:start-shape="id5" draw:start-glue-point="2" draw:end-shape="id1" draw:end-glue-point="0" svg:d="m18000 15786v1156h2032v1158">
          <text:p/>
        </draw:connector>
        <draw:connector draw:style-name="gr4" draw:text-style-name="P2" draw:layer="layout" svg:x1="22cm" svg:y1="15.786cm" svg:x2="20.032cm" svg:y2="18.1cm" draw:start-shape="id6" draw:start-glue-point="2" draw:end-shape="id1" draw:end-glue-point="0" svg:d="m22000 15786v1156h-1968v1158">
          <text:p/>
        </draw:connector>
        <draw:custom-shape draw:style-name="gr5" draw:text-style-name="P1" draw:layer="layout" svg:width="0.3cm" svg:height="0.3cm" svg:x="19.882cm" svg:y="1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">
          <draw:glue-point draw:id="4" svg:x="-1.019cm" svg:y="4.99cm"/>
          <draw:glue-point draw:id="5" svg:x="3.168cm" svg:y="1.937cm"/>
          <draw:glue-point draw:id="6" svg:x="2.326cm" svg:y="1.208cm"/>
          <draw:custom-shape draw:style-name="gr3" draw:text-style-name="P3" draw:layer="layout" svg:width="2.983cm" svg:height="0.635cm" svg:x="18.541cm" svg:y="18.1cm">
            <text:p text:style-name="P1"><text:span text:style-name="T1">Compon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2.983cm" svg:height="0.382cm" svg:x="18.541cm" svg:y="18.7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997cm" svg:height="0.736cm" svg:x="18.534cm" svg:y="19.117cm">
            <text:p text:style-name="P5"><text:span text:style-name="T2">+operation()</text:span></text:p>
            <draw:enhanced-geometry svg:viewBox="0 0 21600 21600" draw:type="rectangle" draw:enhanced-path="M 0 0 L 21600 0 21600 21600 0 21600 0 0 Z N"/>
          </draw:custom-shape>
        </draw:g>
        <draw:g draw:id="id5">
          <draw:glue-point draw:id="4" svg:x="-0.87cm" svg:y="-3.697cm"/>
          <draw:glue-point draw:id="5" svg:x="-0.872cm" svg:y="-3.202cm"/>
          <draw:custom-shape draw:style-name="gr3" draw:text-style-name="P3" draw:layer="layout" svg:width="2.993cm" svg:height="0.635cm" svg:x="16.507cm" svg:y="13.915cm">
            <text:p text:style-name="P1"><text:span text:style-name="T1">Base class 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988cm" svg:height="0.865cm" svg:x="16.507cm" svg:y="14.55cm">
            <text:p text:style-name="P7"><text:span text:style-name="T3">+attribute0 : int</text:span></text:p>
            <text:p text:style-name="P7"><text:span text:style-name="T3">+attribute1 : i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993cm" svg:height="0.381cm" svg:x="16.5cm" svg:y="15.405cm">
            <text:p/>
            <draw:enhanced-geometry svg:viewBox="0 0 21600 21600" draw:type="rectangle" draw:enhanced-path="M 0 0 L 21600 0 21600 21600 0 21600 0 0 Z N"/>
          </draw:custom-shape>
        </draw:g>
        <draw:g draw:id="id6">
          <draw:glue-point draw:id="4" svg:x="-0.87cm" svg:y="-3.697cm"/>
          <draw:glue-point draw:id="5" svg:x="-0.872cm" svg:y="-3.202cm"/>
          <draw:custom-shape draw:style-name="gr3" draw:text-style-name="P3" draw:layer="layout" svg:width="2.993cm" svg:height="0.635cm" svg:x="20.507cm" svg:y="13.915cm">
            <text:p text:style-name="P1"><text:span text:style-name="T1">Base class 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988cm" svg:height="0.865cm" svg:x="20.507cm" svg:y="14.55cm">
            <text:p text:style-name="P7"><text:span text:style-name="T3">+attribute0 : i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993cm" svg:height="0.381cm" svg:x="20.5cm" svg:y="15.40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357 1440" svg:d="m703 300-500 1001h1001zm-1204 139 703-1440v0l654 1440z"/>
    <draw:marker draw:name="Arrowheads_20_2" draw:display-name="Arrowheads 2" svg:viewBox="0 0 2100 2100" svg:d="m1050 175c-496 0-875 379-875 875s379 875 875 875 875-379 875-875-379-875-875-875zm0-175c595 0 1050 455 1050 1050s-455 1050-1050 1050-1050-455-1050-1050 455-1050 1050-105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2-04-19T20:39:31</dc:date>
    <meta:editing-duration>PT02H30M55S</meta:editing-duration>
    <meta:editing-cycles>34</meta:editing-cycles>
    <meta:generator>OpenOffice.org/3.1$Unix OpenOffice.org_project/310m19$Build-9420</meta:generator>
    <dc:creator>Tiago Mück</dc:cre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